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>
          <draw:text-box>
            <text:p>Problema 3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Plano de Trabalh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uncionalidad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header>
                <text:p text:style-name="P2"><text:span text:style-name="T1">Jogador 1:</text:span></text:p>
              </text:list-header>
              <text:list-item>
                <text:p text:style-name="P2"><text:span text:style-name="T1">Movimento (acelerômetro)</text:span></text:p>
              </text:list-item>
              <text:list-item>
                <text:p text:style-name="P2"><text:span text:style-name="T1">Atirar (botão 0)</text:span></text:p>
              </text:list-item>
              <text:list-item>
                <text:p text:style-name="P2"><text:span text:style-name="T1">Pausa (botão 1)</text:span></text:p>
              </text:list-item>
              <text:list-item>
                <text:p text:style-name="P2"><text:span text:style-name="T1">Reiniciar (botão 2)</text:span></text:p>
              </text:list-item>
              <text:list-item>
                <text:p text:style-name="P2"><text:span text:style-name="T1">Desligar (botão 3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uncionalidad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header>
                <text:p text:style-name="P2"><text:span text:style-name="T1">Jogador 2:</text:span></text:p>
              </text:list-header>
              <text:list-item>
                <text:p text:style-name="P2"><text:span text:style-name="T1">Movimento (mouse)</text:span></text:p>
              </text:list-item>
              <text:list-item>
                <text:p text:style-name="P2"><text:span text:style-name="T1">Lançar asteróide (botão esquerdo mouse)</text:span></text:p>
              </text:list-item>
              <text:list-item>
                <text:p text:style-name="P2"><text:span text:style-name="T1">Pausa (botão direito mouse)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bjetivo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header>
                <text:p text:style-name="P2"><text:span text:style-name="T1">Jogador 1:</text:span></text:p>
              </text:list-header>
              <text:list-item>
                <text:p text:style-name="P2"><text:span text:style-name="T1">Proteger a cidade</text:span></text:p>
              </text:list-item>
              <text:list-item>
                <text:p text:style-name="P2"><text:span text:style-name="T1">Derrotar o alienígena (jogador 2)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bjetivo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header>
                <text:p text:style-name="P2"><text:span text:style-name="T1">Jogador 2:</text:span></text:p>
              </text:list-header>
              <text:list-item>
                <text:p text:style-name="P2"><text:span text:style-name="T1">Destruir a cidade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lemento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header>
                <text:p text:style-name="P2"><text:span text:style-name="T1">Nave (jogador 1) (DP)</text:span></text:p>
              </text:list-header>
              <text:list-item>
                <text:p text:style-name="P2"><text:span text:style-name="T1">Alienígena (jogador 2) (WBR_SPRITE)</text:span></text:p>
              </text:list-item>
              <text:list-item>
                <text:p text:style-name="P2"><text:span text:style-name="T1">Cidade (Animação com WBR_BACKGROUND)</text:span></text:p>
              </text:list-item>
              <text:list-item>
                <text:p text:style-name="P2"><text:span text:style-name="T1">Vida do P2 (WBR_BACKGROUND ou Display de 7 segmentos)</text:span></text:p>
              </text:list-item>
              <text:list-item>
                <text:p text:style-name="P2"><text:span text:style-name="T1">Asteroide (WBR_SPRITE)</text:span></text:p>
              </text:list-item>
              <text:list-item>
                <text:p text:style-name="P2"><text:span text:style-name="T1">Tiro (WBR_SPRITE)</text:span></text:p>
              </text:list-item>
              <text:list-item>
                <text:p text:style-name="P2"><text:span text:style-name="T1">Fundo (WBR_BACKGROUND e WBM)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22T16:31:23.278371624</meta:creation-date>
    <dc:date>2024-11-22T16:46:22.745424838</dc:date>
    <meta:editing-duration>PT4M49S</meta:editing-duration>
    <meta:editing-cycles>1</meta:editing-cycles>
    <meta:document-statistic meta:object-count="45"/>
    <meta:generator>LibreOffice/7.3.7.2$Linux_X86_64 LibreOffice_project/30$Build-2</meta:generator>
  </office:meta>
</office:document-meta>
</file>